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T1" style:family="text">
      <style:text-properties officeooo:rsid="001f6bc1"/>
    </style:style>
    <style:style style:name="T2" style:family="text">
      <style:text-properties officeooo:rsid="001fc0da"/>
    </style:style>
    <style:style style:name="T3" style:family="text">
      <style:text-properties officeooo:rsid="0021749a"/>
    </style:style>
    <style:style style:name="T4" style:family="text">
      <style:text-properties officeooo:rsid="0021b612"/>
    </style:style>
    <style:style style:name="T5" style:family="text">
      <style:text-properties officeooo:rsid="002208a0"/>
    </style:style>
    <style:style style:name="T6" style:family="text">
      <style:text-properties officeooo:rsid="0022a6a0"/>
    </style:style>
    <style:style style:name="T7" style:family="text">
      <style:text-properties officeooo:rsid="00248b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Buku adalah benda dengan empat huruf dan dua suku kata. <text:s/></text:span><text:span text:style-name="T2">Kata orang buku adalah jendela dunia karena banyak informasi di dalamnya. Jika buku jendela dunia, bukankah jendela itu tidak relevan lagi untuk era saat ini. Era di mana banyak jendela lain yang lebih interaktif dan menarik. Jendela ini dapat menampilkan suara dan gambar, terdengar lebih menarik daripada buku bukan?. Jendela seperti YouTube, TikTok, Instagram dan masih banyak lagi. Aku sendiri tidak suka membaca buku, tapi ironinya orang-orang memanggilku “Bookman”.</text:span></text:p>
      <text:p text:style-name="P1"><text:tab/><text:span text:style-name="T3">Orang tuaku memberiku nama brugman. Mungkin harapan mereka agar aku bisa seperti Indra Bruggman. Tapi yang tidak mereka tau nama Indra Bruggman menggunakan dua “g” bukan satu. Namun masalahnya bukan disitu. Alasan aku dipanggil “Bookman” karena penampilanku. Tubuhku kurus, aku memakai kacamata kotak , model rambutku culun. Bisa dibilang aku ini adalah Nobita in real life, tapi tanpa Doraemon. </text:span><text:span text:style-name="T4">Dari situ aku mulai dipanggil dengan kutu buku padahal aku tidak suka baca buku. Mungkin aku lebih cocok dipanggil dengan sebutan kutu yang lain daripada sebutan kutu buku. Mungkin kutu loncat, kutu kasur atau mungkin kutu-kan.</text:span></text:p>
      <text:p text:style-name="P1"><text:tab/><text:span text:style-name="T5">Lantas kenapa dari kutu buku menjadi “Bookman”. Yah alasannya sederhana, mereka memanggilku kutu buku karena belum tahu namaku. Setelah namaku mereka bilang lebih cocok dipanggil “Bookman” daripada Brugman. Dari situlah aku mulai menyandang nama “Bookman”. </text:span><text:span text:style-name="T6">Kalian pikir ironinya sampai disitu? Tentu saja tidak. Seseorang yang tidak suka baca buku dipanggil “Bookman” dan ironinya lagi dia bekerja di Bookstore.</text:span></text:p>
      <text:p text:style-name="P1"><text:tab/><text:span text:style-name="T7">Kalian tidak salah baca, Aku memang bekerja di Booksto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2T06:29:36.793000000</meta:creation-date>
    <dc:date>2022-05-22T07:10:46.336000000</dc:date>
    <meta:editing-duration>PT16M54S</meta:editing-duration>
    <meta:editing-cycles>7</meta:editing-cycles>
    <meta:generator>LibreOffice/7.2.5.2$Windows_X86_64 LibreOffice_project/499f9727c189e6ef3471021d6132d4c694f357e5</meta:generator>
    <meta:document-statistic meta:table-count="0" meta:image-count="0" meta:object-count="0" meta:page-count="1" meta:paragraph-count="4" meta:word-count="241" meta:character-count="1623" meta:non-whitespace-character-count="1381"/>
  </office:meta>
</office:document-meta>
</file>